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102.81mm" svg:y="12.16mm">
            <loext:p draw:notify-on-update-of-ranges="option_roi_result.B1:option_roi_result.B1 option_roi_result.B2:option_roi_result.B1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87.84mm" svg:y="101.67mm">
            <loext:p draw:notify-on-update-of-ranges="option_roi_result.C1:option_roi_result.C1 option_roi_result.C2:option_roi_result.C1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_HF</text:p>
          </table:table-cell>
          <table:table-cell office:value-type="string" calcext:value-type="string">
            <text:p>ROI_LF</text:p>
          </table:table-cell>
        </table:table-row>
        <table:table-row table:style-name="ro1">
          <table:table-cell office:value-type="string" calcext:value-type="string">
            <text:p>2013/1/8</text:p>
          </table:table-cell>
          <table:table-cell table:number-columns-repeated="2" office:value-type="float" office:value="-3.1546" calcext:value-type="float">
            <text:p>-3.1546</text:p>
          </table:table-cell>
        </table:table-row>
        <table:table-row table:style-name="ro1">
          <table:table-cell office:value-type="string" calcext:value-type="string">
            <text:p>2013/1/9</text:p>
          </table:table-cell>
          <table:table-cell office:value-type="float" office:value="75.69008" calcext:value-type="float">
            <text:p>75.69008</text:p>
          </table:table-cell>
          <table:table-cell office:value-type="float" office:value="-6.30828" calcext:value-type="float">
            <text:p>-6.30828</text:p>
          </table:table-cell>
        </table:table-row>
        <table:table-row table:style-name="ro1">
          <table:table-cell office:value-type="string" calcext:value-type="string">
            <text:p>2013/1/10</text:p>
          </table:table-cell>
          <table:table-cell office:value-type="float" office:value="72.5348" calcext:value-type="float">
            <text:p>72.5348</text:p>
          </table:table-cell>
          <table:table-cell office:value-type="float" office:value="-9.46356" calcext:value-type="float">
            <text:p>-9.46356</text:p>
          </table:table-cell>
        </table:table-row>
        <table:table-row table:style-name="ro1">
          <table:table-cell office:value-type="string" calcext:value-type="string">
            <text:p>2013/1/14</text:p>
          </table:table-cell>
          <table:table-cell office:value-type="float" office:value="69.38016" calcext:value-type="float">
            <text:p>69.38016</text:p>
          </table:table-cell>
          <table:table-cell office:value-type="float" office:value="-12.6182" calcext:value-type="float">
            <text:p>-12.6182</text:p>
          </table:table-cell>
        </table:table-row>
        <table:table-row table:style-name="ro1">
          <table:table-cell office:value-type="string" calcext:value-type="string">
            <text:p>2013/1/15</text:p>
          </table:table-cell>
          <table:table-cell office:value-type="float" office:value="66.2242" calcext:value-type="float">
            <text:p>66.2242</text:p>
          </table:table-cell>
          <table:table-cell office:value-type="float" office:value="-15.77416" calcext:value-type="float">
            <text:p>-15.77416</text:p>
          </table:table-cell>
        </table:table-row>
        <table:table-row table:style-name="ro1">
          <table:table-cell office:value-type="string" calcext:value-type="string">
            <text:p>2013/1/16</text:p>
          </table:table-cell>
          <table:table-cell office:value-type="float" office:value="63.06916" calcext:value-type="float">
            <text:p>63.06916</text:p>
          </table:table-cell>
          <table:table-cell office:value-type="float" office:value="-18.9292" calcext:value-type="float">
            <text:p>-18.9292</text:p>
          </table:table-cell>
        </table:table-row>
        <table:table-row table:style-name="ro1">
          <table:table-cell office:value-type="string" calcext:value-type="string">
            <text:p>2013/1/17</text:p>
          </table:table-cell>
          <table:table-cell office:value-type="float" office:value="59.91508" calcext:value-type="float">
            <text:p>59.91508</text:p>
          </table:table-cell>
          <table:table-cell office:value-type="float" office:value="59.91836" calcext:value-type="float">
            <text:p>59.91836</text:p>
          </table:table-cell>
        </table:table-row>
        <table:table-row table:style-name="ro1">
          <table:table-cell office:value-type="string" calcext:value-type="string">
            <text:p>2013/1/18</text:p>
          </table:table-cell>
          <table:table-cell office:value-type="float" office:value="56.76128" calcext:value-type="float">
            <text:p>56.76128</text:p>
          </table:table-cell>
          <table:table-cell office:value-type="float" office:value="56.76456" calcext:value-type="float">
            <text:p>56.76456</text:p>
          </table:table-cell>
        </table:table-row>
        <table:table-row table:style-name="ro1">
          <table:table-cell office:value-type="string" calcext:value-type="string">
            <text:p>2013/1/21</text:p>
          </table:table-cell>
          <table:table-cell office:value-type="float" office:value="53.60766" calcext:value-type="float">
            <text:p>53.60766</text:p>
          </table:table-cell>
          <table:table-cell office:value-type="float" office:value="53.61094" calcext:value-type="float">
            <text:p>53.61094</text:p>
          </table:table-cell>
        </table:table-row>
        <table:table-row table:style-name="ro1">
          <table:table-cell office:value-type="string" calcext:value-type="string">
            <text:p>2013/1/22</text:p>
          </table:table-cell>
          <table:table-cell office:value-type="float" office:value="50.45326" calcext:value-type="float">
            <text:p>50.45326</text:p>
          </table:table-cell>
          <table:table-cell office:value-type="float" office:value="50.45654" calcext:value-type="float">
            <text:p>50.45654</text:p>
          </table:table-cell>
        </table:table-row>
        <table:table-row table:style-name="ro1">
          <table:table-cell office:value-type="string" calcext:value-type="string">
            <text:p>2013/1/24</text:p>
          </table:table-cell>
          <table:table-cell office:value-type="float" office:value="47.29946" calcext:value-type="float">
            <text:p>47.29946</text:p>
          </table:table-cell>
          <table:table-cell office:value-type="float" office:value="47.30274" calcext:value-type="float">
            <text:p>47.30274</text:p>
          </table:table-cell>
        </table:table-row>
        <table:table-row table:style-name="ro1">
          <table:table-cell office:value-type="string" calcext:value-type="string">
            <text:p>2013/1/25</text:p>
          </table:table-cell>
          <table:table-cell office:value-type="float" office:value="44.14626" calcext:value-type="float">
            <text:p>44.14626</text:p>
          </table:table-cell>
          <table:table-cell office:value-type="float" office:value="44.14954" calcext:value-type="float">
            <text:p>44.14954</text:p>
          </table:table-cell>
        </table:table-row>
        <table:table-row table:style-name="ro1">
          <table:table-cell office:value-type="string" calcext:value-type="string">
            <text:p>2013/1/28</text:p>
          </table:table-cell>
          <table:table-cell office:value-type="float" office:value="122.99226" calcext:value-type="float">
            <text:p>122.99226</text:p>
          </table:table-cell>
          <table:table-cell office:value-type="float" office:value="122.99554" calcext:value-type="float">
            <text:p>122.99554</text:p>
          </table:table-cell>
        </table:table-row>
        <table:table-row table:style-name="ro1">
          <table:table-cell office:value-type="string" calcext:value-type="string">
            <text:p>2013/2/5</text:p>
          </table:table-cell>
          <table:table-cell office:value-type="float" office:value="119.8346" calcext:value-type="float">
            <text:p>119.8346</text:p>
          </table:table-cell>
          <table:table-cell office:value-type="float" office:value="119.83788" calcext:value-type="float">
            <text:p>119.83788</text:p>
          </table:table-cell>
        </table:table-row>
        <table:table-row table:style-name="ro1">
          <table:table-cell office:value-type="string" calcext:value-type="string">
            <text:p>2013/2/22</text:p>
          </table:table-cell>
          <table:table-cell office:value-type="float" office:value="116.67578" calcext:value-type="float">
            <text:p>116.67578</text:p>
          </table:table-cell>
          <table:table-cell office:value-type="float" office:value="116.67906" calcext:value-type="float">
            <text:p>116.67906</text:p>
          </table:table-cell>
        </table:table-row>
        <table:table-row table:style-name="ro1">
          <table:table-cell office:value-type="string" calcext:value-type="string">
            <text:p>2013/2/25</text:p>
          </table:table-cell>
          <table:table-cell office:value-type="float" office:value="113.51604" calcext:value-type="float">
            <text:p>113.51604</text:p>
          </table:table-cell>
          <table:table-cell office:value-type="float" office:value="113.51932" calcext:value-type="float">
            <text:p>113.51932</text:p>
          </table:table-cell>
        </table:table-row>
        <table:table-row table:style-name="ro1">
          <table:table-cell office:value-type="string" calcext:value-type="string">
            <text:p>2013/2/26</text:p>
          </table:table-cell>
          <table:table-cell office:value-type="float" office:value="110.35814" calcext:value-type="float">
            <text:p>110.35814</text:p>
          </table:table-cell>
          <table:table-cell office:value-type="float" office:value="110.36142" calcext:value-type="float">
            <text:p>110.36142</text:p>
          </table:table-cell>
        </table:table-row>
        <table:table-row table:style-name="ro1">
          <table:table-cell office:value-type="string" calcext:value-type="string">
            <text:p>2013/2/27</text:p>
          </table:table-cell>
          <table:table-cell office:value-type="float" office:value="137.35758" calcext:value-type="float">
            <text:p>137.35758</text:p>
          </table:table-cell>
          <table:table-cell office:value-type="float" office:value="137.36086" calcext:value-type="float">
            <text:p>137.36086</text:p>
          </table:table-cell>
        </table:table-row>
        <table:table-row table:style-name="ro1">
          <table:table-cell office:value-type="string" calcext:value-type="string">
            <text:p>2013/3/1</text:p>
          </table:table-cell>
          <table:table-cell office:value-type="float" office:value="134.19872" calcext:value-type="float">
            <text:p>134.19872</text:p>
          </table:table-cell>
          <table:table-cell office:value-type="float" office:value="134.202" calcext:value-type="float">
            <text:p>134.202</text:p>
          </table:table-cell>
        </table:table-row>
        <table:table-row table:style-name="ro1">
          <table:table-cell office:value-type="string" calcext:value-type="string">
            <text:p>2013/3/4</text:p>
          </table:table-cell>
          <table:table-cell office:value-type="float" office:value="131.04006" calcext:value-type="float">
            <text:p>131.04006</text:p>
          </table:table-cell>
          <table:table-cell office:value-type="float" office:value="131.04334" calcext:value-type="float">
            <text:p>131.04334</text:p>
          </table:table-cell>
        </table:table-row>
        <table:table-row table:style-name="ro1">
          <table:table-cell office:value-type="string" calcext:value-type="string">
            <text:p>2013/3/6</text:p>
          </table:table-cell>
          <table:table-cell office:value-type="float" office:value="127.8805" calcext:value-type="float">
            <text:p>127.8805</text:p>
          </table:table-cell>
          <table:table-cell office:value-type="float" office:value="127.88378" calcext:value-type="float">
            <text:p>127.88378</text:p>
          </table:table-cell>
        </table:table-row>
        <table:table-row table:style-name="ro1">
          <table:table-cell office:value-type="string" calcext:value-type="string">
            <text:p>2013/3/8</text:p>
          </table:table-cell>
          <table:table-cell office:value-type="float" office:value="124.72118" calcext:value-type="float">
            <text:p>124.72118</text:p>
          </table:table-cell>
          <table:table-cell office:value-type="float" office:value="124.72446" calcext:value-type="float">
            <text:p>124.72446</text:p>
          </table:table-cell>
        </table:table-row>
        <table:table-row table:style-name="ro1">
          <table:table-cell office:value-type="string" calcext:value-type="string">
            <text:p>2013/3/13</text:p>
          </table:table-cell>
          <table:table-cell office:value-type="float" office:value="121.56114" calcext:value-type="float">
            <text:p>121.56114</text:p>
          </table:table-cell>
          <table:table-cell office:value-type="float" office:value="121.56442" calcext:value-type="float">
            <text:p>121.56442</text:p>
          </table:table-cell>
        </table:table-row>
        <table:table-row table:style-name="ro1">
          <table:table-cell office:value-type="string" calcext:value-type="string">
            <text:p>2013/3/15</text:p>
          </table:table-cell>
          <table:table-cell office:value-type="float" office:value="118.40172" calcext:value-type="float">
            <text:p>118.40172</text:p>
          </table:table-cell>
          <table:table-cell office:value-type="float" office:value="118.405" calcext:value-type="float">
            <text:p>118.405</text:p>
          </table:table-cell>
        </table:table-row>
        <table:table-row table:style-name="ro1">
          <table:table-cell office:value-type="string" calcext:value-type="string">
            <text:p>2013/3/18</text:p>
          </table:table-cell>
          <table:table-cell office:value-type="float" office:value="115.24462" calcext:value-type="float">
            <text:p>115.24462</text:p>
          </table:table-cell>
          <table:table-cell office:value-type="float" office:value="115.2479" calcext:value-type="float">
            <text:p>115.2479</text:p>
          </table:table-cell>
        </table:table-row>
        <table:table-row table:style-name="ro1">
          <table:table-cell office:value-type="string" calcext:value-type="string">
            <text:p>2013/3/19</text:p>
          </table:table-cell>
          <table:table-cell office:value-type="float" office:value="112.08782" calcext:value-type="float">
            <text:p>112.08782</text:p>
          </table:table-cell>
          <table:table-cell office:value-type="float" office:value="112.0911" calcext:value-type="float">
            <text:p>112.0911</text:p>
          </table:table-cell>
        </table:table-row>
        <table:table-row table:style-name="ro1">
          <table:table-cell office:value-type="string" calcext:value-type="string">
            <text:p>2013/3/20</text:p>
          </table:table-cell>
          <table:table-cell office:value-type="float" office:value="108.93226" calcext:value-type="float">
            <text:p>108.93226</text:p>
          </table:table-cell>
          <table:table-cell office:value-type="float" office:value="108.93554" calcext:value-type="float">
            <text:p>108.93554</text:p>
          </table:table-cell>
        </table:table-row>
        <table:table-row table:style-name="ro1">
          <table:table-cell office:value-type="string" calcext:value-type="string">
            <text:p>2013/3/21</text:p>
          </table:table-cell>
          <table:table-cell office:value-type="float" office:value="105.77616" calcext:value-type="float">
            <text:p>105.77616</text:p>
          </table:table-cell>
          <table:table-cell office:value-type="float" office:value="105.77944" calcext:value-type="float">
            <text:p>105.77944</text:p>
          </table:table-cell>
        </table:table-row>
        <table:table-row table:style-name="ro1">
          <table:table-cell office:value-type="string" calcext:value-type="string">
            <text:p>2013/3/22</text:p>
          </table:table-cell>
          <table:table-cell office:value-type="float" office:value="102.62052" calcext:value-type="float">
            <text:p>102.62052</text:p>
          </table:table-cell>
          <table:table-cell office:value-type="float" office:value="102.6238" calcext:value-type="float">
            <text:p>102.6238</text:p>
          </table:table-cell>
        </table:table-row>
        <table:table-row table:style-name="ro1">
          <table:table-cell office:value-type="string" calcext:value-type="string">
            <text:p>2013/3/25</text:p>
          </table:table-cell>
          <table:table-cell office:value-type="float" office:value="99.46364" calcext:value-type="float">
            <text:p>99.46364</text:p>
          </table:table-cell>
          <table:table-cell office:value-type="float" office:value="99.46692" calcext:value-type="float">
            <text:p>99.46692</text:p>
          </table:table-cell>
        </table:table-row>
        <table:table-row table:style-name="ro1">
          <table:table-cell office:value-type="string" calcext:value-type="string">
            <text:p>2013/3/26</text:p>
          </table:table-cell>
          <table:table-cell office:value-type="float" office:value="96.30678" calcext:value-type="float">
            <text:p>96.30678</text:p>
          </table:table-cell>
          <table:table-cell office:value-type="float" office:value="96.31006" calcext:value-type="float">
            <text:p>96.31006</text:p>
          </table:table-cell>
        </table:table-row>
        <table:table-row table:style-name="ro1">
          <table:table-cell office:value-type="string" calcext:value-type="string">
            <text:p>2013/3/29</text:p>
          </table:table-cell>
          <table:table-cell office:value-type="float" office:value="93.14914" calcext:value-type="float">
            <text:p>93.14914</text:p>
          </table:table-cell>
          <table:table-cell office:value-type="float" office:value="93.15242" calcext:value-type="float">
            <text:p>93.15242</text:p>
          </table:table-cell>
        </table:table-row>
        <table:table-row table:style-name="ro1">
          <table:table-cell office:value-type="string" calcext:value-type="string">
            <text:p>2013/4/9</text:p>
          </table:table-cell>
          <table:table-cell office:value-type="float" office:value="89.99476" calcext:value-type="float">
            <text:p>89.99476</text:p>
          </table:table-cell>
          <table:table-cell office:value-type="float" office:value="89.99804" calcext:value-type="float">
            <text:p>89.99804</text:p>
          </table:table-cell>
        </table:table-row>
        <table:table-row table:style-name="ro1">
          <table:table-cell office:value-type="string" calcext:value-type="string">
            <text:p>2013/4/10</text:p>
          </table:table-cell>
          <table:table-cell office:value-type="float" office:value="86.83998" calcext:value-type="float">
            <text:p>86.83998</text:p>
          </table:table-cell>
          <table:table-cell office:value-type="float" office:value="86.84326" calcext:value-type="float">
            <text:p>86.84326</text:p>
          </table:table-cell>
        </table:table-row>
        <table:table-row table:style-name="ro1">
          <table:table-cell office:value-type="string" calcext:value-type="string">
            <text:p>2013/4/11</text:p>
          </table:table-cell>
          <table:table-cell office:value-type="float" office:value="83.6845" calcext:value-type="float">
            <text:p>83.6845</text:p>
          </table:table-cell>
          <table:table-cell office:value-type="float" office:value="83.68778" calcext:value-type="float">
            <text:p>83.68778</text:p>
          </table:table-cell>
        </table:table-row>
        <table:table-row table:style-name="ro1">
          <table:table-cell office:value-type="string" calcext:value-type="string">
            <text:p>2013/4/12</text:p>
          </table:table-cell>
          <table:table-cell office:value-type="float" office:value="80.5281" calcext:value-type="float">
            <text:p>80.5281</text:p>
          </table:table-cell>
          <table:table-cell office:value-type="float" office:value="80.53138" calcext:value-type="float">
            <text:p>80.53138</text:p>
          </table:table-cell>
        </table:table-row>
        <table:table-row table:style-name="ro1">
          <table:table-cell office:value-type="string" calcext:value-type="string">
            <text:p>2013/4/15</text:p>
          </table:table-cell>
          <table:table-cell office:value-type="float" office:value="77.37288" calcext:value-type="float">
            <text:p>77.37288</text:p>
          </table:table-cell>
          <table:table-cell office:value-type="float" office:value="77.37616" calcext:value-type="float">
            <text:p>77.37616</text:p>
          </table:table-cell>
        </table:table-row>
        <table:table-row table:style-name="ro1">
          <table:table-cell office:value-type="string" calcext:value-type="string">
            <text:p>2013/4/17</text:p>
          </table:table-cell>
          <table:table-cell office:value-type="float" office:value="74.21726" calcext:value-type="float">
            <text:p>74.21726</text:p>
          </table:table-cell>
          <table:table-cell office:value-type="float" office:value="74.22054" calcext:value-type="float">
            <text:p>74.22054</text:p>
          </table:table-cell>
        </table:table-row>
        <table:table-row table:style-name="ro1">
          <table:table-cell office:value-type="string" calcext:value-type="string">
            <text:p>2013/4/18</text:p>
          </table:table-cell>
          <table:table-cell office:value-type="float" office:value="71.063" calcext:value-type="float">
            <text:p>71.063</text:p>
          </table:table-cell>
          <table:table-cell office:value-type="float" office:value="71.06628" calcext:value-type="float">
            <text:p>71.06628</text:p>
          </table:table-cell>
        </table:table-row>
        <table:table-row table:style-name="ro1">
          <table:table-cell office:value-type="string" calcext:value-type="string">
            <text:p>2013/4/19</text:p>
          </table:table-cell>
          <table:table-cell office:value-type="float" office:value="149.90572" calcext:value-type="float">
            <text:p>149.90572</text:p>
          </table:table-cell>
          <table:table-cell office:value-type="float" office:value="149.909" calcext:value-type="float">
            <text:p>149.909</text:p>
          </table:table-cell>
        </table:table-row>
        <table:table-row table:style-name="ro1">
          <table:table-cell office:value-type="string" calcext:value-type="string">
            <text:p>2013/4/26</text:p>
          </table:table-cell>
          <table:table-cell office:value-type="float" office:value="146.74556" calcext:value-type="float">
            <text:p>146.74556</text:p>
          </table:table-cell>
          <table:table-cell office:value-type="float" office:value="146.74884" calcext:value-type="float">
            <text:p>146.74884</text:p>
          </table:table-cell>
        </table:table-row>
        <table:table-row table:style-name="ro1">
          <table:table-cell office:value-type="string" calcext:value-type="string">
            <text:p>2013/5/24</text:p>
          </table:table-cell>
          <table:table-cell office:value-type="float" office:value="143.58076" calcext:value-type="float">
            <text:p>143.58076</text:p>
          </table:table-cell>
          <table:table-cell office:value-type="float" office:value="225.58568" calcext:value-type="float">
            <text:p>225.58568</text:p>
          </table:table-cell>
        </table:table-row>
        <table:table-row table:style-name="ro1">
          <table:table-cell office:value-type="string" calcext:value-type="string">
            <text:p>2013/5/27</text:p>
          </table:table-cell>
          <table:table-cell office:value-type="float" office:value="222.41548" calcext:value-type="float">
            <text:p>222.41548</text:p>
          </table:table-cell>
          <table:table-cell office:value-type="float" office:value="304.4204" calcext:value-type="float">
            <text:p>304.4204</text:p>
          </table:table-cell>
        </table:table-row>
        <table:table-row table:style-name="ro1">
          <table:table-cell office:value-type="string" calcext:value-type="string">
            <text:p>2013/5/28</text:p>
          </table:table-cell>
          <table:table-cell office:value-type="float" office:value="219.25016" calcext:value-type="float">
            <text:p>219.25016</text:p>
          </table:table-cell>
          <table:table-cell office:value-type="float" office:value="301.25508" calcext:value-type="float">
            <text:p>301.25508</text:p>
          </table:table-cell>
        </table:table-row>
        <table:table-row table:style-name="ro1">
          <table:table-cell office:value-type="string" calcext:value-type="string">
            <text:p>2013/5/29</text:p>
          </table:table-cell>
          <table:table-cell office:value-type="float" office:value="216.08498" calcext:value-type="float">
            <text:p>216.08498</text:p>
          </table:table-cell>
          <table:table-cell office:value-type="float" office:value="298.0899" calcext:value-type="float">
            <text:p>298.0899</text:p>
          </table:table-cell>
        </table:table-row>
        <table:table-row table:style-name="ro1">
          <table:table-cell office:value-type="string" calcext:value-type="string">
            <text:p>2013/5/30</text:p>
          </table:table-cell>
          <table:table-cell office:value-type="float" office:value="212.91894" calcext:value-type="float">
            <text:p>212.91894</text:p>
          </table:table-cell>
          <table:table-cell office:value-type="float" office:value="294.92386" calcext:value-type="float">
            <text:p>294.92386</text:p>
          </table:table-cell>
        </table:table-row>
        <table:table-row table:style-name="ro1">
          <table:table-cell office:value-type="string" calcext:value-type="string">
            <text:p>2013/5/31</text:p>
          </table:table-cell>
          <table:table-cell office:value-type="float" office:value="209.75344" calcext:value-type="float">
            <text:p>209.75344</text:p>
          </table:table-cell>
          <table:table-cell office:value-type="float" office:value="291.75836" calcext:value-type="float">
            <text:p>291.75836</text:p>
          </table:table-cell>
        </table:table-row>
        <table:table-row table:style-name="ro1">
          <table:table-cell office:value-type="string" calcext:value-type="string">
            <text:p>2013/6/3</text:p>
          </table:table-cell>
          <table:table-cell office:value-type="float" office:value="288.58984" calcext:value-type="float">
            <text:p>288.58984</text:p>
          </table:table-cell>
          <table:table-cell office:value-type="float" office:value="288.5964" calcext:value-type="float">
            <text:p>288.5964</text:p>
          </table:table-cell>
        </table:table-row>
        <table:table-row table:style-name="ro1">
          <table:table-cell office:value-type="string" calcext:value-type="string">
            <text:p>2013/6/4</text:p>
          </table:table-cell>
          <table:table-cell office:value-type="float" office:value="285.42542" calcext:value-type="float">
            <text:p>285.42542</text:p>
          </table:table-cell>
          <table:table-cell office:value-type="float" office:value="285.43198" calcext:value-type="float">
            <text:p>285.43198</text:p>
          </table:table-cell>
        </table:table-row>
        <table:table-row table:style-name="ro1">
          <table:table-cell office:value-type="string" calcext:value-type="string">
            <text:p>2013/6/5</text:p>
          </table:table-cell>
          <table:table-cell office:value-type="float" office:value="282.26286" calcext:value-type="float">
            <text:p>282.26286</text:p>
          </table:table-cell>
          <table:table-cell office:value-type="float" office:value="282.26942" calcext:value-type="float">
            <text:p>282.26942</text:p>
          </table:table-cell>
        </table:table-row>
        <table:table-row table:style-name="ro1">
          <table:table-cell office:value-type="string" calcext:value-type="string">
            <text:p>2013/6/6</text:p>
          </table:table-cell>
          <table:table-cell office:value-type="float" office:value="279.10094" calcext:value-type="float">
            <text:p>279.10094</text:p>
          </table:table-cell>
          <table:table-cell office:value-type="float" office:value="279.1075" calcext:value-type="float">
            <text:p>279.1075</text:p>
          </table:table-cell>
        </table:table-row>
        <table:table-row table:style-name="ro1">
          <table:table-cell office:value-type="string" calcext:value-type="string">
            <text:p>2013/6/7</text:p>
          </table:table-cell>
          <table:table-cell office:value-type="float" office:value="275.93936" calcext:value-type="float">
            <text:p>275.93936</text:p>
          </table:table-cell>
          <table:table-cell office:value-type="float" office:value="275.94592" calcext:value-type="float">
            <text:p>275.94592</text:p>
          </table:table-cell>
        </table:table-row>
        <table:table-row table:style-name="ro1">
          <table:table-cell office:value-type="string" calcext:value-type="string">
            <text:p>2013/6/10</text:p>
          </table:table-cell>
          <table:table-cell office:value-type="float" office:value="272.77656" calcext:value-type="float">
            <text:p>272.77656</text:p>
          </table:table-cell>
          <table:table-cell office:value-type="float" office:value="272.78312" calcext:value-type="float">
            <text:p>272.78312</text:p>
          </table:table-cell>
        </table:table-row>
        <table:table-row table:style-name="ro1">
          <table:table-cell office:value-type="string" calcext:value-type="string">
            <text:p>2013/6/11</text:p>
          </table:table-cell>
          <table:table-cell office:value-type="float" office:value="269.6139" calcext:value-type="float">
            <text:p>269.6139</text:p>
          </table:table-cell>
          <table:table-cell office:value-type="float" office:value="269.62046" calcext:value-type="float">
            <text:p>269.62046</text:p>
          </table:table-cell>
        </table:table-row>
        <table:table-row table:style-name="ro1">
          <table:table-cell office:value-type="string" calcext:value-type="string">
            <text:p>2013/6/13</text:p>
          </table:table-cell>
          <table:table-cell office:value-type="float" office:value="266.45294" calcext:value-type="float">
            <text:p>266.45294</text:p>
          </table:table-cell>
          <table:table-cell office:value-type="float" office:value="266.4595" calcext:value-type="float">
            <text:p>266.4595</text:p>
          </table:table-cell>
        </table:table-row>
        <table:table-row table:style-name="ro1">
          <table:table-cell office:value-type="string" calcext:value-type="string">
            <text:p>2013/6/14</text:p>
          </table:table-cell>
          <table:table-cell office:value-type="float" office:value="327.4517" calcext:value-type="float">
            <text:p>327.4517</text:p>
          </table:table-cell>
          <table:table-cell office:value-type="float" office:value="327.45826" calcext:value-type="float">
            <text:p>327.45826</text:p>
          </table:table-cell>
        </table:table-row>
        <table:table-row table:style-name="ro1">
          <table:table-cell office:value-type="string" calcext:value-type="string">
            <text:p>2013/6/17</text:p>
          </table:table-cell>
          <table:table-cell office:value-type="float" office:value="324.2932" calcext:value-type="float">
            <text:p>324.2932</text:p>
          </table:table-cell>
          <table:table-cell office:value-type="float" office:value="324.29976" calcext:value-type="float">
            <text:p>324.29976</text:p>
          </table:table-cell>
        </table:table-row>
        <table:table-row table:style-name="ro1">
          <table:table-cell office:value-type="string" calcext:value-type="string">
            <text:p>2013/6/18</text:p>
          </table:table-cell>
          <table:table-cell office:value-type="float" office:value="321.13382" calcext:value-type="float">
            <text:p>321.13382</text:p>
          </table:table-cell>
          <table:table-cell office:value-type="float" office:value="321.14038" calcext:value-type="float">
            <text:p>321.14038</text:p>
          </table:table-cell>
        </table:table-row>
        <table:table-row table:style-name="ro1">
          <table:table-cell office:value-type="string" calcext:value-type="string">
            <text:p>2013/6/20</text:p>
          </table:table-cell>
          <table:table-cell office:value-type="float" office:value="317.97796" calcext:value-type="float">
            <text:p>317.97796</text:p>
          </table:table-cell>
          <table:table-cell office:value-type="float" office:value="317.98452" calcext:value-type="float">
            <text:p>317.98452</text:p>
          </table:table-cell>
        </table:table-row>
        <table:table-row table:style-name="ro1">
          <table:table-cell office:value-type="string" calcext:value-type="string">
            <text:p>2013/6/21</text:p>
          </table:table-cell>
          <table:table-cell office:value-type="float" office:value="314.82592" calcext:value-type="float">
            <text:p>314.82592</text:p>
          </table:table-cell>
          <table:table-cell office:value-type="float" office:value="314.83248" calcext:value-type="float">
            <text:p>314.83248</text:p>
          </table:table-cell>
        </table:table-row>
        <table:table-row table:style-name="ro1">
          <table:table-cell office:value-type="string" calcext:value-type="string">
            <text:p>2013/6/24</text:p>
          </table:table-cell>
          <table:table-cell office:value-type="float" office:value="311.6734" calcext:value-type="float">
            <text:p>311.6734</text:p>
          </table:table-cell>
          <table:table-cell office:value-type="float" office:value="311.67996" calcext:value-type="float">
            <text:p>311.67996</text:p>
          </table:table-cell>
        </table:table-row>
        <table:table-row table:style-name="ro1">
          <table:table-cell office:value-type="string" calcext:value-type="string">
            <text:p>2013/6/25</text:p>
          </table:table-cell>
          <table:table-cell office:value-type="float" office:value="308.5211" calcext:value-type="float">
            <text:p>308.5211</text:p>
          </table:table-cell>
          <table:table-cell office:value-type="float" office:value="308.52766" calcext:value-type="float">
            <text:p>308.52766</text:p>
          </table:table-cell>
        </table:table-row>
        <table:table-row table:style-name="ro1">
          <table:table-cell office:value-type="string" calcext:value-type="string">
            <text:p>2013/6/26</text:p>
          </table:table-cell>
          <table:table-cell office:value-type="float" office:value="305.36806" calcext:value-type="float">
            <text:p>305.36806</text:p>
          </table:table-cell>
          <table:table-cell office:value-type="float" office:value="305.37462" calcext:value-type="float">
            <text:p>305.37462</text:p>
          </table:table-cell>
        </table:table-row>
        <table:table-row table:style-name="ro1">
          <table:table-cell office:value-type="string" calcext:value-type="string">
            <text:p>2013/6/27</text:p>
          </table:table-cell>
          <table:table-cell office:value-type="float" office:value="302.2134" calcext:value-type="float">
            <text:p>302.2134</text:p>
          </table:table-cell>
          <table:table-cell office:value-type="float" office:value="302.21996" calcext:value-type="float">
            <text:p>302.21996</text:p>
          </table:table-cell>
        </table:table-row>
        <table:table-row table:style-name="ro1">
          <table:table-cell office:value-type="string" calcext:value-type="string">
            <text:p>2013/6/28</text:p>
          </table:table-cell>
          <table:table-cell office:value-type="float" office:value="381.0567" calcext:value-type="float">
            <text:p>381.0567</text:p>
          </table:table-cell>
          <table:table-cell office:value-type="float" office:value="299.0649" calcext:value-type="float">
            <text:p>299.0649</text:p>
          </table:table-cell>
        </table:table-row>
        <table:table-row table:style-name="ro1">
          <table:table-cell office:value-type="string" calcext:value-type="string">
            <text:p>2013/7/1</text:p>
          </table:table-cell>
          <table:table-cell office:value-type="float" office:value="459.89874" calcext:value-type="float">
            <text:p>459.89874</text:p>
          </table:table-cell>
          <table:table-cell office:value-type="float" office:value="295.90858" calcext:value-type="float">
            <text:p>295.90858</text:p>
          </table:table-cell>
        </table:table-row>
        <table:table-row table:style-name="ro1">
          <table:table-cell office:value-type="string" calcext:value-type="string">
            <text:p>2013/7/2</text:p>
          </table:table-cell>
          <table:table-cell office:value-type="float" office:value="456.7406" calcext:value-type="float">
            <text:p>456.7406</text:p>
          </table:table-cell>
          <table:table-cell office:value-type="float" office:value="292.75044" calcext:value-type="float">
            <text:p>292.75044</text:p>
          </table:table-cell>
        </table:table-row>
        <table:table-row table:style-name="ro1">
          <table:table-cell office:value-type="string" calcext:value-type="string">
            <text:p>2013/7/4</text:p>
          </table:table-cell>
          <table:table-cell office:value-type="float" office:value="453.58386" calcext:value-type="float">
            <text:p>453.58386</text:p>
          </table:table-cell>
          <table:table-cell office:value-type="float" office:value="289.5937" calcext:value-type="float">
            <text:p>289.5937</text:p>
          </table:table-cell>
        </table:table-row>
        <table:table-row table:style-name="ro1">
          <table:table-cell office:value-type="string" calcext:value-type="string">
            <text:p>2013/7/5</text:p>
          </table:table-cell>
          <table:table-cell office:value-type="float" office:value="532.42456" calcext:value-type="float">
            <text:p>532.42456</text:p>
          </table:table-cell>
          <table:table-cell office:value-type="float" office:value="286.43604" calcext:value-type="float">
            <text:p>286.43604</text:p>
          </table:table-cell>
        </table:table-row>
        <table:table-row table:style-name="ro1">
          <table:table-cell office:value-type="string" calcext:value-type="string">
            <text:p>2013/7/9</text:p>
          </table:table-cell>
          <table:table-cell office:value-type="float" office:value="611.26636" calcext:value-type="float">
            <text:p>611.26636</text:p>
          </table:table-cell>
          <table:table-cell office:value-type="float" office:value="283.27948" calcext:value-type="float">
            <text:p>283.27948</text:p>
          </table:table-cell>
        </table:table-row>
        <table:table-row table:style-name="ro1">
          <table:table-cell office:value-type="string" calcext:value-type="string">
            <text:p>2013/7/10</text:p>
          </table:table-cell>
          <table:table-cell office:value-type="float" office:value="608.10764" calcext:value-type="float">
            <text:p>608.10764</text:p>
          </table:table-cell>
          <table:table-cell office:value-type="float" office:value="280.12076" calcext:value-type="float">
            <text:p>280.12076</text:p>
          </table:table-cell>
        </table:table-row>
        <table:table-row table:style-name="ro1">
          <table:table-cell office:value-type="string" calcext:value-type="string">
            <text:p>2013/7/11</text:p>
          </table:table-cell>
          <table:table-cell office:value-type="float" office:value="604.94554" calcext:value-type="float">
            <text:p>604.94554</text:p>
          </table:table-cell>
          <table:table-cell office:value-type="float" office:value="276.95866" calcext:value-type="float">
            <text:p>276.95866</text:p>
          </table:table-cell>
        </table:table-row>
        <table:table-row table:style-name="ro1">
          <table:table-cell office:value-type="string" calcext:value-type="string">
            <text:p>2013/7/12</text:p>
          </table:table-cell>
          <table:table-cell office:value-type="float" office:value="601.7823" calcext:value-type="float">
            <text:p>601.7823</text:p>
          </table:table-cell>
          <table:table-cell office:value-type="float" office:value="273.79542" calcext:value-type="float">
            <text:p>273.79542</text:p>
          </table:table-cell>
        </table:table-row>
        <table:table-row table:style-name="ro1">
          <table:table-cell office:value-type="string" calcext:value-type="string">
            <text:p>2013/7/15</text:p>
          </table:table-cell>
          <table:table-cell office:value-type="float" office:value="598.61944" calcext:value-type="float">
            <text:p>598.61944</text:p>
          </table:table-cell>
          <table:table-cell office:value-type="float" office:value="270.63256" calcext:value-type="float">
            <text:p>270.63256</text:p>
          </table:table-cell>
        </table:table-row>
        <table:table-row table:style-name="ro1">
          <table:table-cell office:value-type="string" calcext:value-type="string">
            <text:p>2013/7/17</text:p>
          </table:table-cell>
          <table:table-cell office:value-type="float" office:value="595.4553" calcext:value-type="float">
            <text:p>595.4553</text:p>
          </table:table-cell>
          <table:table-cell office:value-type="float" office:value="267.46842" calcext:value-type="float">
            <text:p>267.46842</text:p>
          </table:table-cell>
        </table:table-row>
        <table:table-row table:style-name="ro1">
          <table:table-cell office:value-type="string" calcext:value-type="string">
            <text:p>2013/7/18</text:p>
          </table:table-cell>
          <table:table-cell office:value-type="float" office:value="592.29218" calcext:value-type="float">
            <text:p>592.29218</text:p>
          </table:table-cell>
          <table:table-cell office:value-type="float" office:value="264.3053" calcext:value-type="float">
            <text:p>264.3053</text:p>
          </table:table-cell>
        </table:table-row>
        <table:table-row table:style-name="ro1">
          <table:table-cell office:value-type="string" calcext:value-type="string">
            <text:p>2013/7/19</text:p>
          </table:table-cell>
          <table:table-cell office:value-type="float" office:value="589.13104" calcext:value-type="float">
            <text:p>589.13104</text:p>
          </table:table-cell>
          <table:table-cell office:value-type="float" office:value="261.14416" calcext:value-type="float">
            <text:p>261.14416</text:p>
          </table:table-cell>
        </table:table-row>
        <table:table-row table:style-name="ro1">
          <table:table-cell office:value-type="string" calcext:value-type="string">
            <text:p>2013/7/22</text:p>
          </table:table-cell>
          <table:table-cell office:value-type="float" office:value="585.9716" calcext:value-type="float">
            <text:p>585.9716</text:p>
          </table:table-cell>
          <table:table-cell office:value-type="float" office:value="257.98472" calcext:value-type="float">
            <text:p>257.98472</text:p>
          </table:table-cell>
        </table:table-row>
        <table:table-row table:style-name="ro1">
          <table:table-cell office:value-type="string" calcext:value-type="string">
            <text:p>2013/7/23</text:p>
          </table:table-cell>
          <table:table-cell office:value-type="float" office:value="664.80864" calcext:value-type="float">
            <text:p>664.80864</text:p>
          </table:table-cell>
          <table:table-cell office:value-type="float" office:value="254.8234" calcext:value-type="float">
            <text:p>254.8234</text:p>
          </table:table-cell>
        </table:table-row>
        <table:table-row table:style-name="ro1">
          <table:table-cell office:value-type="string" calcext:value-type="string">
            <text:p>2013/7/25</text:p>
          </table:table-cell>
          <table:table-cell office:value-type="float" office:value="661.6466" calcext:value-type="float">
            <text:p>661.6466</text:p>
          </table:table-cell>
          <table:table-cell office:value-type="float" office:value="251.66136" calcext:value-type="float">
            <text:p>251.66136</text:p>
          </table:table-cell>
        </table:table-row>
        <table:table-row table:style-name="ro1">
          <table:table-cell office:value-type="string" calcext:value-type="string">
            <text:p>2013/7/26</text:p>
          </table:table-cell>
          <table:table-cell office:value-type="float" office:value="658.48446" calcext:value-type="float">
            <text:p>658.48446</text:p>
          </table:table-cell>
          <table:table-cell office:value-type="float" office:value="248.49922" calcext:value-type="float">
            <text:p>248.49922</text:p>
          </table:table-cell>
        </table:table-row>
        <table:table-row table:style-name="ro1">
          <table:table-cell office:value-type="string" calcext:value-type="string">
            <text:p>2013/7/29</text:p>
          </table:table-cell>
          <table:table-cell office:value-type="float" office:value="655.32286" calcext:value-type="float">
            <text:p>655.32286</text:p>
          </table:table-cell>
          <table:table-cell office:value-type="float" office:value="245.33762" calcext:value-type="float">
            <text:p>245.33762</text:p>
          </table:table-cell>
        </table:table-row>
        <table:table-row table:style-name="ro1">
          <table:table-cell office:value-type="string" calcext:value-type="string">
            <text:p>2013/7/30</text:p>
          </table:table-cell>
          <table:table-cell office:value-type="float" office:value="734.16006" calcext:value-type="float">
            <text:p>734.16006</text:p>
          </table:table-cell>
          <table:table-cell office:value-type="float" office:value="242.17646" calcext:value-type="float">
            <text:p>242.17646</text:p>
          </table:table-cell>
        </table:table-row>
        <table:table-row table:style-name="ro1">
          <table:table-cell office:value-type="string" calcext:value-type="string">
            <text:p>2013/8/1</text:p>
          </table:table-cell>
          <table:table-cell office:value-type="float" office:value="730.99904" calcext:value-type="float">
            <text:p>730.99904</text:p>
          </table:table-cell>
          <table:table-cell office:value-type="float" office:value="239.01544" calcext:value-type="float">
            <text:p>239.01544</text:p>
          </table:table-cell>
        </table:table-row>
        <table:table-row table:style-name="ro1">
          <table:table-cell office:value-type="string" calcext:value-type="string">
            <text:p>2013/8/2</text:p>
          </table:table-cell>
          <table:table-cell office:value-type="float" office:value="727.83712" calcext:value-type="float">
            <text:p>727.83712</text:p>
          </table:table-cell>
          <table:table-cell office:value-type="float" office:value="235.85352" calcext:value-type="float">
            <text:p>235.85352</text:p>
          </table:table-cell>
        </table:table-row>
        <table:table-row table:style-name="ro1">
          <table:table-cell office:value-type="string" calcext:value-type="string">
            <text:p>2013/8/5</text:p>
          </table:table-cell>
          <table:table-cell office:value-type="float" office:value="724.67572" calcext:value-type="float">
            <text:p>724.67572</text:p>
          </table:table-cell>
          <table:table-cell office:value-type="float" office:value="232.69212" calcext:value-type="float">
            <text:p>232.69212</text:p>
          </table:table-cell>
        </table:table-row>
        <table:table-row table:style-name="ro1">
          <table:table-cell office:value-type="string" calcext:value-type="string">
            <text:p>2013/8/6</text:p>
          </table:table-cell>
          <table:table-cell office:value-type="float" office:value="721.51458" calcext:value-type="float">
            <text:p>721.51458</text:p>
          </table:table-cell>
          <table:table-cell office:value-type="float" office:value="229.53098" calcext:value-type="float">
            <text:p>229.53098</text:p>
          </table:table-cell>
        </table:table-row>
        <table:table-row table:style-name="ro1">
          <table:table-cell office:value-type="string" calcext:value-type="string">
            <text:p>2013/8/7</text:p>
          </table:table-cell>
          <table:table-cell office:value-type="float" office:value="718.3563" calcext:value-type="float">
            <text:p>718.3563</text:p>
          </table:table-cell>
          <table:table-cell office:value-type="float" office:value="226.3727" calcext:value-type="float">
            <text:p>226.3727</text:p>
          </table:table-cell>
        </table:table-row>
        <table:table-row table:style-name="ro1">
          <table:table-cell office:value-type="string" calcext:value-type="string">
            <text:p>2013/8/8</text:p>
          </table:table-cell>
          <table:table-cell office:value-type="float" office:value="715.19876" calcext:value-type="float">
            <text:p>715.19876</text:p>
          </table:table-cell>
          <table:table-cell office:value-type="float" office:value="223.21516" calcext:value-type="float">
            <text:p>223.21516</text:p>
          </table:table-cell>
        </table:table-row>
        <table:table-row table:style-name="ro1">
          <table:table-cell office:value-type="string" calcext:value-type="string">
            <text:p>2013/8/9</text:p>
          </table:table-cell>
          <table:table-cell office:value-type="float" office:value="712.04176" calcext:value-type="float">
            <text:p>712.04176</text:p>
          </table:table-cell>
          <table:table-cell office:value-type="float" office:value="220.05816" calcext:value-type="float">
            <text:p>220.05816</text:p>
          </table:table-cell>
        </table:table-row>
        <table:table-row table:style-name="ro1">
          <table:table-cell office:value-type="string" calcext:value-type="string">
            <text:p>2013/8/12</text:p>
          </table:table-cell>
          <table:table-cell office:value-type="float" office:value="708.88476" calcext:value-type="float">
            <text:p>708.88476</text:p>
          </table:table-cell>
          <table:table-cell office:value-type="float" office:value="216.90116" calcext:value-type="float">
            <text:p>216.90116</text:p>
          </table:table-cell>
        </table:table-row>
        <table:table-row table:style-name="ro1">
          <table:table-cell office:value-type="string" calcext:value-type="string">
            <text:p>2013/8/13</text:p>
          </table:table-cell>
          <table:table-cell office:value-type="float" office:value="705.72692" calcext:value-type="float">
            <text:p>705.72692</text:p>
          </table:table-cell>
          <table:table-cell office:value-type="float" office:value="213.74332" calcext:value-type="float">
            <text:p>213.74332</text:p>
          </table:table-cell>
        </table:table-row>
        <table:table-row table:style-name="ro1">
          <table:table-cell office:value-type="string" calcext:value-type="string">
            <text:p>2013/8/15</text:p>
          </table:table-cell>
          <table:table-cell office:value-type="float" office:value="702.5701" calcext:value-type="float">
            <text:p>702.5701</text:p>
          </table:table-cell>
          <table:table-cell office:value-type="float" office:value="210.5865" calcext:value-type="float">
            <text:p>210.5865</text:p>
          </table:table-cell>
        </table:table-row>
        <table:table-row table:style-name="ro1">
          <table:table-cell office:value-type="string" calcext:value-type="string">
            <text:p>2013/8/16</text:p>
          </table:table-cell>
          <table:table-cell office:value-type="float" office:value="781.41232" calcext:value-type="float">
            <text:p>781.41232</text:p>
          </table:table-cell>
          <table:table-cell office:value-type="float" office:value="207.43036" calcext:value-type="float">
            <text:p>207.43036</text:p>
          </table:table-cell>
        </table:table-row>
        <table:table-row table:style-name="ro1">
          <table:table-cell office:value-type="string" calcext:value-type="string">
            <text:p>2013/8/19</text:p>
          </table:table-cell>
          <table:table-cell office:value-type="float" office:value="778.2548" calcext:value-type="float">
            <text:p>778.2548</text:p>
          </table:table-cell>
          <table:table-cell office:value-type="float" office:value="204.27284" calcext:value-type="float">
            <text:p>204.27284</text:p>
          </table:table-cell>
        </table:table-row>
        <table:table-row table:style-name="ro1">
          <table:table-cell office:value-type="string" calcext:value-type="string">
            <text:p>2013/8/20</text:p>
          </table:table-cell>
          <table:table-cell office:value-type="float" office:value="775.09784" calcext:value-type="float">
            <text:p>775.09784</text:p>
          </table:table-cell>
          <table:table-cell office:value-type="float" office:value="201.11588" calcext:value-type="float">
            <text:p>201.11588</text:p>
          </table:table-cell>
        </table:table-row>
        <table:table-row table:style-name="ro1">
          <table:table-cell office:value-type="string" calcext:value-type="string">
            <text:p>2013/8/22</text:p>
          </table:table-cell>
          <table:table-cell office:value-type="float" office:value="771.9438" calcext:value-type="float">
            <text:p>771.9438</text:p>
          </table:table-cell>
          <table:table-cell office:value-type="float" office:value="197.96184" calcext:value-type="float">
            <text:p>197.96184</text:p>
          </table:table-cell>
        </table:table-row>
        <table:table-row table:style-name="ro1">
          <table:table-cell office:value-type="string" calcext:value-type="string">
            <text:p>2013/8/23</text:p>
          </table:table-cell>
          <table:table-cell office:value-type="float" office:value="768.78856" calcext:value-type="float">
            <text:p>768.78856</text:p>
          </table:table-cell>
          <table:table-cell office:value-type="float" office:value="194.8066" calcext:value-type="float">
            <text:p>194.8066</text:p>
          </table:table-cell>
        </table:table-row>
        <table:table-row table:style-name="ro1">
          <table:table-cell office:value-type="string" calcext:value-type="string">
            <text:p>2013/8/26</text:p>
          </table:table-cell>
          <table:table-cell office:value-type="float" office:value="765.63224" calcext:value-type="float">
            <text:p>765.63224</text:p>
          </table:table-cell>
          <table:table-cell office:value-type="float" office:value="191.65028" calcext:value-type="float">
            <text:p>191.65028</text:p>
          </table:table-cell>
        </table:table-row>
        <table:table-row table:style-name="ro1">
          <table:table-cell office:value-type="string" calcext:value-type="string">
            <text:p>2013/8/27</text:p>
          </table:table-cell>
          <table:table-cell office:value-type="float" office:value="762.47624" calcext:value-type="float">
            <text:p>762.47624</text:p>
          </table:table-cell>
          <table:table-cell office:value-type="float" office:value="188.49428" calcext:value-type="float">
            <text:p>188.49428</text:p>
          </table:table-cell>
        </table:table-row>
        <table:table-row table:style-name="ro1">
          <table:table-cell office:value-type="string" calcext:value-type="string">
            <text:p>2013/8/28</text:p>
          </table:table-cell>
          <table:table-cell office:value-type="float" office:value="841.32066" calcext:value-type="float">
            <text:p>841.32066</text:p>
          </table:table-cell>
          <table:table-cell office:value-type="float" office:value="185.34034" calcext:value-type="float">
            <text:p>185.34034</text:p>
          </table:table-cell>
        </table:table-row>
        <table:table-row table:style-name="ro1">
          <table:table-cell office:value-type="string" calcext:value-type="string">
            <text:p>2013/9/2</text:p>
          </table:table-cell>
          <table:table-cell office:value-type="float" office:value="838.16142" calcext:value-type="float">
            <text:p>838.16142</text:p>
          </table:table-cell>
          <table:table-cell office:value-type="float" office:value="182.1811" calcext:value-type="float">
            <text:p>182.1811</text:p>
          </table:table-cell>
        </table:table-row>
        <table:table-row table:style-name="ro1">
          <table:table-cell office:value-type="string" calcext:value-type="string">
            <text:p>2013/9/5</text:p>
          </table:table-cell>
          <table:table-cell office:value-type="float" office:value="834.99964" calcext:value-type="float">
            <text:p>834.99964</text:p>
          </table:table-cell>
          <table:table-cell office:value-type="float" office:value="179.01932" calcext:value-type="float">
            <text:p>179.01932</text:p>
          </table:table-cell>
        </table:table-row>
        <table:table-row table:style-name="ro1">
          <table:table-cell office:value-type="string" calcext:value-type="string">
            <text:p>2013/9/6</text:p>
          </table:table-cell>
          <table:table-cell office:value-type="float" office:value="831.8371" calcext:value-type="float">
            <text:p>831.8371</text:p>
          </table:table-cell>
          <table:table-cell office:value-type="float" office:value="175.85678" calcext:value-type="float">
            <text:p>175.85678</text:p>
          </table:table-cell>
        </table:table-row>
        <table:table-row table:style-name="ro1">
          <table:table-cell office:value-type="string" calcext:value-type="string">
            <text:p>2013/9/9</text:p>
          </table:table-cell>
          <table:table-cell office:value-type="float" office:value="828.67414" calcext:value-type="float">
            <text:p>828.67414</text:p>
          </table:table-cell>
          <table:table-cell office:value-type="float" office:value="172.69382" calcext:value-type="float">
            <text:p>172.69382</text:p>
          </table:table-cell>
        </table:table-row>
        <table:table-row table:style-name="ro1">
          <table:table-cell office:value-type="string" calcext:value-type="string">
            <text:p>2013/9/14</text:p>
          </table:table-cell>
          <table:table-cell office:value-type="float" office:value="843.67382" calcext:value-type="float">
            <text:p>843.67382</text:p>
          </table:table-cell>
          <table:table-cell office:value-type="float" office:value="187.6935" calcext:value-type="float">
            <text:p>187.6935</text:p>
          </table:table-cell>
        </table:table-row>
        <table:table-row table:style-name="ro1">
          <table:table-cell office:value-type="string" calcext:value-type="string">
            <text:p>2013/9/16</text:p>
          </table:table-cell>
          <table:table-cell office:value-type="float" office:value="840.5095" calcext:value-type="float">
            <text:p>840.5095</text:p>
          </table:table-cell>
          <table:table-cell office:value-type="float" office:value="184.52918" calcext:value-type="float">
            <text:p>184.52918</text:p>
          </table:table-cell>
        </table:table-row>
        <table:table-row table:style-name="ro1">
          <table:table-cell office:value-type="string" calcext:value-type="string">
            <text:p>2013/9/26</text:p>
          </table:table-cell>
          <table:table-cell office:value-type="float" office:value="837.34506" calcext:value-type="float">
            <text:p>837.34506</text:p>
          </table:table-cell>
          <table:table-cell office:value-type="float" office:value="181.36474" calcext:value-type="float">
            <text:p>181.36474</text:p>
          </table:table-cell>
        </table:table-row>
        <table:table-row table:style-name="ro1">
          <table:table-cell office:value-type="string" calcext:value-type="string">
            <text:p>2013/9/27</text:p>
          </table:table-cell>
          <table:table-cell office:value-type="float" office:value="834.1813" calcext:value-type="float">
            <text:p>834.1813</text:p>
          </table:table-cell>
          <table:table-cell office:value-type="float" office:value="178.20098" calcext:value-type="float">
            <text:p>178.20098</text:p>
          </table:table-cell>
        </table:table-row>
        <table:table-row table:style-name="ro1">
          <table:table-cell office:value-type="string" calcext:value-type="string">
            <text:p>2013/9/30</text:p>
          </table:table-cell>
          <table:table-cell office:value-type="float" office:value="831.01898" calcext:value-type="float">
            <text:p>831.01898</text:p>
          </table:table-cell>
          <table:table-cell office:value-type="float" office:value="175.03866" calcext:value-type="float">
            <text:p>175.03866</text:p>
          </table:table-cell>
        </table:table-row>
        <table:table-row table:style-name="ro1">
          <table:table-cell office:value-type="string" calcext:value-type="string">
            <text:p>2013/10/1</text:p>
          </table:table-cell>
          <table:table-cell office:value-type="float" office:value="827.85596" calcext:value-type="float">
            <text:p>827.85596</text:p>
          </table:table-cell>
          <table:table-cell office:value-type="float" office:value="171.87564" calcext:value-type="float">
            <text:p>171.87564</text:p>
          </table:table-cell>
        </table:table-row>
        <table:table-row table:style-name="ro1">
          <table:table-cell office:value-type="string" calcext:value-type="string">
            <text:p>2013/10/2</text:p>
          </table:table-cell>
          <table:table-cell office:value-type="float" office:value="824.6923" calcext:value-type="float">
            <text:p>824.6923</text:p>
          </table:table-cell>
          <table:table-cell office:value-type="float" office:value="168.71198" calcext:value-type="float">
            <text:p>168.71198</text:p>
          </table:table-cell>
        </table:table-row>
        <table:table-row table:style-name="ro1">
          <table:table-cell office:value-type="string" calcext:value-type="string">
            <text:p>2013/10/3</text:p>
          </table:table-cell>
          <table:table-cell office:value-type="float" office:value="903.52726" calcext:value-type="float">
            <text:p>903.52726</text:p>
          </table:table-cell>
          <table:table-cell office:value-type="float" office:value="247.54694" calcext:value-type="float">
            <text:p>247.54694</text:p>
          </table:table-cell>
        </table:table-row>
        <table:table-row table:style-name="ro1">
          <table:table-cell office:value-type="string" calcext:value-type="string">
            <text:p>2013/10/11</text:p>
          </table:table-cell>
          <table:table-cell office:value-type="float" office:value="900.35844" calcext:value-type="float">
            <text:p>900.35844</text:p>
          </table:table-cell>
          <table:table-cell office:value-type="float" office:value="326.37976" calcext:value-type="float">
            <text:p>326.37976</text:p>
          </table:table-cell>
        </table:table-row>
        <table:table-row table:style-name="ro1">
          <table:table-cell office:value-type="string" calcext:value-type="string">
            <text:p>2013/10/15</text:p>
          </table:table-cell>
          <table:table-cell office:value-type="float" office:value="897.1913" calcext:value-type="float">
            <text:p>897.1913</text:p>
          </table:table-cell>
          <table:table-cell office:value-type="float" office:value="323.21262" calcext:value-type="float">
            <text:p>323.21262</text:p>
          </table:table-cell>
        </table:table-row>
        <table:table-row table:style-name="ro1">
          <table:table-cell office:value-type="string" calcext:value-type="string">
            <text:p>2013/10/17</text:p>
          </table:table-cell>
          <table:table-cell office:value-type="float" office:value="894.02366" calcext:value-type="float">
            <text:p>894.02366</text:p>
          </table:table-cell>
          <table:table-cell office:value-type="float" office:value="320.04498" calcext:value-type="float">
            <text:p>320.04498</text:p>
          </table:table-cell>
        </table:table-row>
        <table:table-row table:style-name="ro1">
          <table:table-cell office:value-type="string" calcext:value-type="string">
            <text:p>2013/10/24</text:p>
          </table:table-cell>
          <table:table-cell office:value-type="float" office:value="890.85666" calcext:value-type="float">
            <text:p>890.85666</text:p>
          </table:table-cell>
          <table:table-cell office:value-type="float" office:value="316.87798" calcext:value-type="float">
            <text:p>316.87798</text:p>
          </table:table-cell>
        </table:table-row>
        <table:table-row table:style-name="ro1">
          <table:table-cell office:value-type="string" calcext:value-type="string">
            <text:p>2013/10/25</text:p>
          </table:table-cell>
          <table:table-cell office:value-type="float" office:value="887.68964" calcext:value-type="float">
            <text:p>887.68964</text:p>
          </table:table-cell>
          <table:table-cell office:value-type="float" office:value="313.71096" calcext:value-type="float">
            <text:p>313.71096</text:p>
          </table:table-cell>
        </table:table-row>
        <table:table-row table:style-name="ro1">
          <table:table-cell office:value-type="string" calcext:value-type="string">
            <text:p>2013/10/28</text:p>
          </table:table-cell>
          <table:table-cell office:value-type="float" office:value="966.52164" calcext:value-type="float">
            <text:p>966.52164</text:p>
          </table:table-cell>
          <table:table-cell office:value-type="float" office:value="392.54296" calcext:value-type="float">
            <text:p>392.54296</text:p>
          </table:table-cell>
        </table:table-row>
        <table:table-row table:style-name="ro1">
          <table:table-cell office:value-type="string" calcext:value-type="string">
            <text:p>2013/10/29</text:p>
          </table:table-cell>
          <table:table-cell office:value-type="float" office:value="963.35444" calcext:value-type="float">
            <text:p>963.35444</text:p>
          </table:table-cell>
          <table:table-cell office:value-type="float" office:value="389.37576" calcext:value-type="float">
            <text:p>389.37576</text:p>
          </table:table-cell>
        </table:table-row>
        <table:table-row table:style-name="ro1">
          <table:table-cell office:value-type="string" calcext:value-type="string">
            <text:p>2013/11/4</text:p>
          </table:table-cell>
          <table:table-cell office:value-type="float" office:value="960.1872" calcext:value-type="float">
            <text:p>960.1872</text:p>
          </table:table-cell>
          <table:table-cell office:value-type="float" office:value="386.20852" calcext:value-type="float">
            <text:p>386.20852</text:p>
          </table:table-cell>
        </table:table-row>
        <table:table-row table:style-name="ro1">
          <table:table-cell office:value-type="string" calcext:value-type="string">
            <text:p>2013/11/5</text:p>
          </table:table-cell>
          <table:table-cell office:value-type="float" office:value="957.02072" calcext:value-type="float">
            <text:p>957.02072</text:p>
          </table:table-cell>
          <table:table-cell office:value-type="float" office:value="383.04204" calcext:value-type="float">
            <text:p>383.04204</text:p>
          </table:table-cell>
        </table:table-row>
        <table:table-row table:style-name="ro1">
          <table:table-cell office:value-type="string" calcext:value-type="string">
            <text:p>2013/11/6</text:p>
          </table:table-cell>
          <table:table-cell office:value-type="float" office:value="953.85506" calcext:value-type="float">
            <text:p>953.85506</text:p>
          </table:table-cell>
          <table:table-cell office:value-type="float" office:value="379.87638" calcext:value-type="float">
            <text:p>379.87638</text:p>
          </table:table-cell>
        </table:table-row>
        <table:table-row table:style-name="ro1">
          <table:table-cell office:value-type="string" calcext:value-type="string">
            <text:p>2013/11/7</text:p>
          </table:table-cell>
          <table:table-cell office:value-type="float" office:value="950.68978" calcext:value-type="float">
            <text:p>950.68978</text:p>
          </table:table-cell>
          <table:table-cell office:value-type="float" office:value="376.7111" calcext:value-type="float">
            <text:p>376.7111</text:p>
          </table:table-cell>
        </table:table-row>
        <table:table-row table:style-name="ro1">
          <table:table-cell office:value-type="string" calcext:value-type="string">
            <text:p>2013/11/8</text:p>
          </table:table-cell>
          <table:table-cell office:value-type="float" office:value="947.52522" calcext:value-type="float">
            <text:p>947.52522</text:p>
          </table:table-cell>
          <table:table-cell office:value-type="float" office:value="373.54654" calcext:value-type="float">
            <text:p>373.54654</text:p>
          </table:table-cell>
        </table:table-row>
        <table:table-row table:style-name="ro1">
          <table:table-cell office:value-type="string" calcext:value-type="string">
            <text:p>2013/11/11</text:p>
          </table:table-cell>
          <table:table-cell office:value-type="float" office:value="944.36058" calcext:value-type="float">
            <text:p>944.36058</text:p>
          </table:table-cell>
          <table:table-cell office:value-type="float" office:value="370.3819" calcext:value-type="float">
            <text:p>370.3819</text:p>
          </table:table-cell>
        </table:table-row>
        <table:table-row table:style-name="ro1">
          <table:table-cell office:value-type="string" calcext:value-type="string">
            <text:p>2013/11/12</text:p>
          </table:table-cell>
          <table:table-cell office:value-type="float" office:value="941.19604" calcext:value-type="float">
            <text:p>941.19604</text:p>
          </table:table-cell>
          <table:table-cell office:value-type="float" office:value="367.21736" calcext:value-type="float">
            <text:p>367.21736</text:p>
          </table:table-cell>
        </table:table-row>
        <table:table-row table:style-name="ro1">
          <table:table-cell office:value-type="string" calcext:value-type="string">
            <text:p>2013/11/13</text:p>
          </table:table-cell>
          <table:table-cell office:value-type="float" office:value="938.03236" calcext:value-type="float">
            <text:p>938.03236</text:p>
          </table:table-cell>
          <table:table-cell office:value-type="float" office:value="364.05368" calcext:value-type="float">
            <text:p>364.05368</text:p>
          </table:table-cell>
        </table:table-row>
        <table:table-row table:style-name="ro1">
          <table:table-cell office:value-type="string" calcext:value-type="string">
            <text:p>2013/11/14</text:p>
          </table:table-cell>
          <table:table-cell office:value-type="float" office:value="934.86946" calcext:value-type="float">
            <text:p>934.86946</text:p>
          </table:table-cell>
          <table:table-cell office:value-type="float" office:value="360.89078" calcext:value-type="float">
            <text:p>360.89078</text:p>
          </table:table-cell>
        </table:table-row>
        <table:table-row table:style-name="ro1">
          <table:table-cell office:value-type="string" calcext:value-type="string">
            <text:p>2013/11/15</text:p>
          </table:table-cell>
          <table:table-cell office:value-type="float" office:value="931.70596" calcext:value-type="float">
            <text:p>931.70596</text:p>
          </table:table-cell>
          <table:table-cell office:value-type="float" office:value="357.72728" calcext:value-type="float">
            <text:p>357.72728</text:p>
          </table:table-cell>
        </table:table-row>
        <table:table-row table:style-name="ro1">
          <table:table-cell office:value-type="string" calcext:value-type="string">
            <text:p>2013/11/19</text:p>
          </table:table-cell>
          <table:table-cell office:value-type="float" office:value="928.54152" calcext:value-type="float">
            <text:p>928.54152</text:p>
          </table:table-cell>
          <table:table-cell office:value-type="float" office:value="354.56284" calcext:value-type="float">
            <text:p>354.56284</text:p>
          </table:table-cell>
        </table:table-row>
        <table:table-row table:style-name="ro1">
          <table:table-cell office:value-type="string" calcext:value-type="string">
            <text:p>2013/11/21</text:p>
          </table:table-cell>
          <table:table-cell office:value-type="float" office:value="925.37816" calcext:value-type="float">
            <text:p>925.37816</text:p>
          </table:table-cell>
          <table:table-cell office:value-type="float" office:value="433.40112" calcext:value-type="float">
            <text:p>433.40112</text:p>
          </table:table-cell>
        </table:table-row>
        <table:table-row table:style-name="ro1">
          <table:table-cell office:value-type="string" calcext:value-type="string">
            <text:p>2013/11/22</text:p>
          </table:table-cell>
          <table:table-cell office:value-type="float" office:value="922.21656" calcext:value-type="float">
            <text:p>922.21656</text:p>
          </table:table-cell>
          <table:table-cell office:value-type="float" office:value="430.23952" calcext:value-type="float">
            <text:p>430.23952</text:p>
          </table:table-cell>
        </table:table-row>
        <table:table-row table:style-name="ro1">
          <table:table-cell office:value-type="string" calcext:value-type="string">
            <text:p>2013/11/25</text:p>
          </table:table-cell>
          <table:table-cell office:value-type="float" office:value="919.0537" calcext:value-type="float">
            <text:p>919.0537</text:p>
          </table:table-cell>
          <table:table-cell office:value-type="float" office:value="427.07666" calcext:value-type="float">
            <text:p>427.07666</text:p>
          </table:table-cell>
        </table:table-row>
        <table:table-row table:style-name="ro1">
          <table:table-cell office:value-type="string" calcext:value-type="string">
            <text:p>2013/12/2</text:p>
          </table:table-cell>
          <table:table-cell office:value-type="float" office:value="915.88512" calcext:value-type="float">
            <text:p>915.88512</text:p>
          </table:table-cell>
          <table:table-cell office:value-type="float" office:value="423.90808" calcext:value-type="float">
            <text:p>423.90808</text:p>
          </table:table-cell>
        </table:table-row>
        <table:table-row table:style-name="ro1">
          <table:table-cell office:value-type="string" calcext:value-type="string">
            <text:p>2013/12/6</text:p>
          </table:table-cell>
          <table:table-cell office:value-type="float" office:value="912.71762" calcext:value-type="float">
            <text:p>912.71762</text:p>
          </table:table-cell>
          <table:table-cell office:value-type="float" office:value="420.74058" calcext:value-type="float">
            <text:p>420.74058</text:p>
          </table:table-cell>
        </table:table-row>
        <table:table-row table:style-name="ro1">
          <table:table-cell office:value-type="string" calcext:value-type="string">
            <text:p>2013/12/9</text:p>
          </table:table-cell>
          <table:table-cell office:value-type="float" office:value="909.54848" calcext:value-type="float">
            <text:p>909.54848</text:p>
          </table:table-cell>
          <table:table-cell office:value-type="float" office:value="417.57144" calcext:value-type="float">
            <text:p>417.57144</text:p>
          </table:table-cell>
        </table:table-row>
        <table:table-row table:style-name="ro1">
          <table:table-cell office:value-type="string" calcext:value-type="string">
            <text:p>2013/12/13</text:p>
          </table:table-cell>
          <table:table-cell office:value-type="float" office:value="906.38134" calcext:value-type="float">
            <text:p>906.38134</text:p>
          </table:table-cell>
          <table:table-cell office:value-type="float" office:value="414.4043" calcext:value-type="float">
            <text:p>414.4043</text:p>
          </table:table-cell>
        </table:table-row>
        <table:table-row table:style-name="ro1">
          <table:table-cell office:value-type="string" calcext:value-type="string">
            <text:p>2013/12/16</text:p>
          </table:table-cell>
          <table:table-cell office:value-type="float" office:value="903.21388" calcext:value-type="float">
            <text:p>903.21388</text:p>
          </table:table-cell>
          <table:table-cell office:value-type="float" office:value="411.23684" calcext:value-type="float">
            <text:p>411.23684</text:p>
          </table:table-cell>
        </table:table-row>
        <table:table-row table:style-name="ro1">
          <table:table-cell office:value-type="string" calcext:value-type="string">
            <text:p>2013/12/17</text:p>
          </table:table-cell>
          <table:table-cell office:value-type="float" office:value="924.21344" calcext:value-type="float">
            <text:p>924.21344</text:p>
          </table:table-cell>
          <table:table-cell office:value-type="float" office:value="432.2364" calcext:value-type="float">
            <text:p>432.2364</text:p>
          </table:table-cell>
        </table:table-row>
        <table:table-row table:style-name="ro1">
          <table:table-cell office:value-type="string" calcext:value-type="string">
            <text:p>2013/12/18</text:p>
          </table:table-cell>
          <table:table-cell office:value-type="float" office:value="965.2126" calcext:value-type="float">
            <text:p>965.2126</text:p>
          </table:table-cell>
          <table:table-cell office:value-type="float" office:value="473.23556" calcext:value-type="float">
            <text:p>473.23556</text:p>
          </table:table-cell>
        </table:table-row>
        <table:table-row table:style-name="ro1">
          <table:table-cell office:value-type="string" calcext:value-type="string">
            <text:p>2013/12/19</text:p>
          </table:table-cell>
          <table:table-cell office:value-type="float" office:value="962.04472" calcext:value-type="float">
            <text:p>962.04472</text:p>
          </table:table-cell>
          <table:table-cell office:value-type="float" office:value="470.06768" calcext:value-type="float">
            <text:p>470.067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2T00:30:13.644729104</dc:date>
    <meta:editing-duration>PT1M34S</meta:editing-duration>
    <meta:editing-cycles>1</meta:editing-cycles>
    <meta:document-statistic meta:table-count="1" meta:cell-count="429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201cm" style:legend-expansion="high" chart:style-name="ch2"/>
        <chart:plot-area chart:style-name="ch3" table:cell-range-address="option_roi_result.B1:option_roi_result.B143" chart:data-source-has-labels="row" svg:x="0.32cm" svg:y="0.18cm" svg:width="13.361cm" svg:height="8.64cm">
          <chartooo:coordinate-region svg:x="1.232cm" svg:y="0.379cm" svg:width="12.3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B2:option_roi_result.B143" chart:label-cell-address="option_roi_result.B1:option_roi_result.B1" chart:class="chart:bar">
            <chart:data-point chart:repeated="1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HF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546">
                <text:p>-3.1546</text:p>
                <draw:g>
                  <svg:desc>option_roi_result.B2:option_roi_result.B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69008">
                <text:p>75.69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.5348">
                <text:p>72.5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38016">
                <text:p>69.38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.2242">
                <text:p>66.2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06916">
                <text:p>63.06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91508">
                <text:p>59.91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76128">
                <text:p>56.76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60766">
                <text:p>53.60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45326">
                <text:p>50.45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29946">
                <text:p>47.29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14626">
                <text:p>44.146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.99226">
                <text:p>122.99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.8346">
                <text:p>119.83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.67578">
                <text:p>116.675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3.51604">
                <text:p>113.516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.35814">
                <text:p>110.358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.35758">
                <text:p>137.35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.19872">
                <text:p>134.19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.04006">
                <text:p>131.04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7.8805">
                <text:p>127.88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4.72118">
                <text:p>124.72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.56114">
                <text:p>121.561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8.40172">
                <text:p>118.401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5.24462">
                <text:p>115.244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.08782">
                <text:p>112.087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.93226">
                <text:p>108.932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.77616">
                <text:p>105.77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62052">
                <text:p>102.620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.46364">
                <text:p>99.46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.30678">
                <text:p>96.306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.14914">
                <text:p>93.149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.99476">
                <text:p>89.994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.83998">
                <text:p>86.83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3.6845">
                <text:p>83.68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.5281">
                <text:p>80.52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7.37288">
                <text:p>77.372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.21726">
                <text:p>74.217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.063">
                <text:p>71.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9.90572">
                <text:p>149.905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.74556">
                <text:p>146.745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3.58076">
                <text:p>143.580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2.41548">
                <text:p>222.415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9.25016">
                <text:p>219.250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6.08498">
                <text:p>216.084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2.91894">
                <text:p>212.918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9.75344">
                <text:p>209.753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8.58984">
                <text:p>288.589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5.42542">
                <text:p>285.425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2.26286">
                <text:p>282.262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9.10094">
                <text:p>279.100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5.93936">
                <text:p>275.93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2.77656">
                <text:p>272.776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9.6139">
                <text:p>269.61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6.45294">
                <text:p>266.452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7.4517">
                <text:p>327.45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4.2932">
                <text:p>324.29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1.13382">
                <text:p>321.133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7.97796">
                <text:p>317.97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4.82592">
                <text:p>314.825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1.6734">
                <text:p>311.67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8.5211">
                <text:p>308.52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5.36806">
                <text:p>305.36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2.2134">
                <text:p>302.21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1.0567">
                <text:p>381.05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9.89874">
                <text:p>459.898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6.7406">
                <text:p>456.74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3.58386">
                <text:p>453.583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2.42456">
                <text:p>532.424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1.26636">
                <text:p>611.266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8.10764">
                <text:p>608.107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4.94554">
                <text:p>604.945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1.7823">
                <text:p>601.78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8.61944">
                <text:p>598.619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5.4553">
                <text:p>595.45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2.29218">
                <text:p>592.292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9.13104">
                <text:p>589.131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5.9716">
                <text:p>585.97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4.80864">
                <text:p>664.808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1.6466">
                <text:p>661.64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8.48446">
                <text:p>658.484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5.32286">
                <text:p>655.322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4.16006">
                <text:p>734.160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0.99904">
                <text:p>730.999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27.83712">
                <text:p>727.837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24.67572">
                <text:p>724.675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21.51458">
                <text:p>721.514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8.3563">
                <text:p>718.35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5.19876">
                <text:p>715.198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2.04176">
                <text:p>712.041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8.88476">
                <text:p>708.88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5.72692">
                <text:p>705.726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2.5701">
                <text:p>702.57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1.41232">
                <text:p>781.412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78.2548">
                <text:p>778.25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75.09784">
                <text:p>775.097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1.9438">
                <text:p>771.94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68.78856">
                <text:p>768.788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65.63224">
                <text:p>765.632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2.47624">
                <text:p>762.476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41.32066">
                <text:p>841.320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38.16142">
                <text:p>838.161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34.99964">
                <text:p>834.999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31.8371">
                <text:p>831.83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28.67414">
                <text:p>828.674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3.67382">
                <text:p>843.673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0.5095">
                <text:p>840.50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37.34506">
                <text:p>837.345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34.1813">
                <text:p>834.18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1.01898">
                <text:p>831.018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27.85596">
                <text:p>827.855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24.6923">
                <text:p>824.69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03.52726">
                <text:p>903.527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0.35844">
                <text:p>900.358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7.1913">
                <text:p>897.19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94.02366">
                <text:p>894.023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90.85666">
                <text:p>890.856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7.68964">
                <text:p>887.68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66.52164">
                <text:p>966.521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63.35444">
                <text:p>963.354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60.1872">
                <text:p>960.18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7.02072">
                <text:p>957.020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53.85506">
                <text:p>953.855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50.68978">
                <text:p>950.689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47.52522">
                <text:p>947.525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44.36058">
                <text:p>944.360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41.19604">
                <text:p>941.196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38.03236">
                <text:p>938.032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34.86946">
                <text:p>934.869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31.70596">
                <text:p>931.705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28.54152">
                <text:p>928.541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5.37816">
                <text:p>925.378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2.21656">
                <text:p>922.216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19.0537">
                <text:p>919.05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15.88512">
                <text:p>915.885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12.71762">
                <text:p>912.717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09.54848">
                <text:p>909.548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06.38134">
                <text:p>906.381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03.21388">
                <text:p>903.213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24.21344">
                <text:p>924.213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65.2126">
                <text:p>965.21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62.04472">
                <text:p>962.044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4.201cm" style:legend-expansion="high" chart:style-name="ch2"/>
        <chart:plot-area chart:style-name="ch3" table:cell-range-address="option_roi_result.C1:option_roi_result.C143" chart:data-source-has-labels="row" svg:x="0.32cm" svg:y="0.18cm" svg:width="13.414cm" svg:height="8.64cm">
          <chartooo:coordinate-region svg:x="1.232cm" svg:y="0.379cm" svg:width="12.49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C2:option_roi_result.C143" chart:label-cell-address="option_roi_result.C1:option_roi_result.C1" chart:class="chart:bar">
            <chart:data-point chart:repeated="1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LF</text:p>
                <draw:g>
                  <svg:desc>option_roi_result.C1:option_roi_resul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546">
                <text:p>-3.1546</text:p>
                <draw:g>
                  <svg:desc>option_roi_result.C2:option_roi_result.C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30828">
                <text:p>-6.30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46356">
                <text:p>-9.46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6182">
                <text:p>-12.6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77416">
                <text:p>-15.77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8.9292">
                <text:p>-18.9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91836">
                <text:p>59.918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76456">
                <text:p>56.76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61094">
                <text:p>53.610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45654">
                <text:p>50.45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30274">
                <text:p>47.30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14954">
                <text:p>44.14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.99554">
                <text:p>122.995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.83788">
                <text:p>119.837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.67906">
                <text:p>116.679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3.51932">
                <text:p>113.519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.36142">
                <text:p>110.361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.36086">
                <text:p>137.360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.202">
                <text:p>134.2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.04334">
                <text:p>131.04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7.88378">
                <text:p>127.883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4.72446">
                <text:p>124.724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.56442">
                <text:p>121.564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8.405">
                <text:p>118.4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5.2479">
                <text:p>115.24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.0911">
                <text:p>112.09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.93554">
                <text:p>108.935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.77944">
                <text:p>105.77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6238">
                <text:p>102.62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.46692">
                <text:p>99.46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.31006">
                <text:p>96.310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.15242">
                <text:p>93.152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.99804">
                <text:p>89.998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.84326">
                <text:p>86.843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3.68778">
                <text:p>83.68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.53138">
                <text:p>80.531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7.37616">
                <text:p>77.376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.22054">
                <text:p>74.220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.06628">
                <text:p>71.066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9.909">
                <text:p>149.9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.74884">
                <text:p>146.748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5.58568">
                <text:p>225.585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4.4204">
                <text:p>304.42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1.25508">
                <text:p>301.255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8.0899">
                <text:p>298.08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4.92386">
                <text:p>294.923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1.75836">
                <text:p>291.758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8.5964">
                <text:p>288.59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5.43198">
                <text:p>285.431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2.26942">
                <text:p>282.269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9.1075">
                <text:p>279.10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5.94592">
                <text:p>275.945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2.78312">
                <text:p>272.783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9.62046">
                <text:p>269.620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6.4595">
                <text:p>266.45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7.45826">
                <text:p>327.458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4.29976">
                <text:p>324.299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1.14038">
                <text:p>321.140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7.98452">
                <text:p>317.984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4.83248">
                <text:p>314.832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1.67996">
                <text:p>311.679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8.52766">
                <text:p>308.527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5.37462">
                <text:p>305.374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2.21996">
                <text:p>302.219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9.0649">
                <text:p>299.06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5.90858">
                <text:p>295.908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2.75044">
                <text:p>292.750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9.5937">
                <text:p>289.59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6.43604">
                <text:p>286.436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3.27948">
                <text:p>283.279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0.12076">
                <text:p>280.120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6.95866">
                <text:p>276.958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3.79542">
                <text:p>273.795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0.63256">
                <text:p>270.632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7.46842">
                <text:p>267.468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4.3053">
                <text:p>264.30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1.14416">
                <text:p>261.144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7.98472">
                <text:p>257.984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4.8234">
                <text:p>254.82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1.66136">
                <text:p>251.661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8.49922">
                <text:p>248.499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5.33762">
                <text:p>245.337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2.17646">
                <text:p>242.176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9.01544">
                <text:p>239.015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5.85352">
                <text:p>235.853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2.69212">
                <text:p>232.692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9.53098">
                <text:p>229.530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6.3727">
                <text:p>226.37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3.21516">
                <text:p>223.215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0.05816">
                <text:p>220.058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6.90116">
                <text:p>216.901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3.74332">
                <text:p>213.743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.5865">
                <text:p>210.58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7.43036">
                <text:p>207.430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.27284">
                <text:p>204.272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.11588">
                <text:p>201.115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7.96184">
                <text:p>197.961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.8066">
                <text:p>194.80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1.65028">
                <text:p>191.650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8.49428">
                <text:p>188.494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5.34034">
                <text:p>185.340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2.1811">
                <text:p>182.18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9.01932">
                <text:p>179.019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5.85678">
                <text:p>175.856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2.69382">
                <text:p>172.693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7.6935">
                <text:p>187.69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4.52918">
                <text:p>184.52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1.36474">
                <text:p>181.364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8.20098">
                <text:p>178.200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5.03866">
                <text:p>175.038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1.87564">
                <text:p>171.875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8.71198">
                <text:p>168.711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7.54694">
                <text:p>247.546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6.37976">
                <text:p>326.379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3.21262">
                <text:p>323.212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0.04498">
                <text:p>320.044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6.87798">
                <text:p>316.877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3.71096">
                <text:p>313.710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2.54296">
                <text:p>392.542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9.37576">
                <text:p>389.375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6.20852">
                <text:p>386.208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3.04204">
                <text:p>383.042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9.87638">
                <text:p>379.876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6.7111">
                <text:p>376.71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3.54654">
                <text:p>373.546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0.3819">
                <text:p>370.38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7.21736">
                <text:p>367.217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4.05368">
                <text:p>364.053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0.89078">
                <text:p>360.890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7.72728">
                <text:p>357.727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4.56284">
                <text:p>354.562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3.40112">
                <text:p>433.401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0.23952">
                <text:p>430.239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7.07666">
                <text:p>427.076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3.90808">
                <text:p>423.908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0.74058">
                <text:p>420.740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7.57144">
                <text:p>417.571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4.4043">
                <text:p>414.40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1.23684">
                <text:p>411.236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2.2364">
                <text:p>432.23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3.23556">
                <text:p>473.235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70.06768">
                <text:p>470.067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